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xmlns:textmaker="tm" office:version="1.3">
  <office:scripts/>
  <office:font-face-decls>
    <style:font-face style:name="Arial" svg:font-family="Arial"/>
    <style:font-face style:name="Liberation Mono" svg:font-family="'Liberation Mono'" style:font-family-generic="modern"/>
    <style:font-face style:name="Liberation Sans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/>
    <style:font-face style:name="NSimSun" svg:font-family="NSimSun"/>
    <style:font-face style:name="OpenSymbol" svg:font-family="OpenSymbol"/>
    <style:font-face style:name="SimSun" svg:font-family="SimSun"/>
  </office:font-face-decls>
  <office:automatic-styles>
    <style:style style:name="P1" style:family="paragraph" style:parent-style-name="Обычный">
      <style:paragraph-properties text:number-lines="true" text:line-number="0"/>
    </style:style>
    <style:style style:name="P2" style:family="paragraph" style:parent-style-name="Text_20_body">
      <style:paragraph-properties text:number-lines="true" text:line-number="0"/>
    </style:style>
    <style:style style:name="P3" style:family="paragraph" style:parent-style-name="Text_20_body">
      <style:paragraph-properties fo:margin-left="1.251cm" fo:margin-right="0cm" fo:margin-top="0cm" fo:margin-bottom="0.423cm" style:contextual-spacing="false" style:line-height-at-least="0.265cm" fo:text-indent="0cm" style:auto-text-indent="false" text:number-lines="true" text:line-number="0"/>
    </style:style>
    <style:style style:name="P4" style:family="paragraph" style:parent-style-name="Text_20_body">
      <style:paragraph-properties fo:margin-left="2.501cm" fo:margin-right="0cm" fo:margin-top="0cm" fo:margin-bottom="0cm" style:contextual-spacing="false" style:line-height-at-least="0.265cm" fo:text-indent="0cm" style:auto-text-indent="false" text:number-lines="true" text:line-number="0"/>
    </style:style>
    <style:style style:name="P5" style:family="paragraph" style:parent-style-name="Heading_20_1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bold" style:letter-kerning="true" fo:background-color="transparent" style:font-name-asian="SimSun" style:font-size-asian="18pt" style:language-asian="none" style:country-asian="none" style:font-style-asian="normal" style:font-weight-asian="bold" style:font-name-complex="Arial" style:font-size-complex="18pt" style:language-complex="none" style:country-complex="none" style:font-style-complex="normal" style:font-weight-complex="bold" style:text-scale="100%" text:display="true"/>
    </style:style>
    <style:style style:name="P6" style:family="paragraph" style:parent-style-name="Heading_20_1">
      <style:paragraph-properties fo:break-before="page" text:number-lines="fals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bold" style:letter-kerning="true" fo:background-color="transparent" style:font-name-asian="SimSun" style:font-size-asian="18pt" style:language-asian="none" style:country-asian="none" style:font-style-asian="normal" style:font-weight-asian="bold" style:font-name-complex="Arial" style:font-size-complex="18pt" style:language-complex="none" style:country-complex="none" style:font-style-complex="normal" style:font-weight-complex="bold" style:text-scale="100%" text:display="true"/>
    </style:style>
    <style:style style:name="P7" style:family="paragraph" style:parent-style-name="Heading_20_3">
      <style:paragraph-properties fo:margin-left="0cm" fo:margin-right="0cm" fo:text-indent="0cm" style:auto-text-indent="false" text:number-lines="true" text:line-number="0"/>
    </style:style>
    <style:style style:name="P8" style:family="paragraph" style:parent-style-name="Heading_20_3">
      <style:paragraph-properties fo:margin-left="0cm" fo:margin-right="0cm" fo:text-indent="0cm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ans" fo:font-size="14pt" fo:letter-spacing="normal" fo:language="ru" fo:country="RU" fo:font-style="normal" style:text-underline-style="none" fo:font-weight="bold" style:letter-kerning="true" fo:background-color="transparent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scale="100%" text:display="true"/>
    </style:style>
    <style:style style:name="P9" style:family="paragraph" style:parent-style-name="Text_20_body" style:list-style-name="L1">
      <style:paragraph-properties fo:margin-left="0cm" fo:margin-right="0cm" fo:margin-top="0cm" fo:margin-bottom="0.423cm" style:contextual-spacing="false" style:line-height-at-least="0.265cm" fo:text-indent="0cm" style:auto-text-indent="false" text:number-lines="true" text:line-number="0"/>
    </style:style>
    <style:style style:name="P10" style:family="paragraph" style:parent-style-name="Text_20_body" style:list-style-name="L2">
      <style:paragraph-properties fo:margin-left="0cm" fo:margin-right="0cm" fo:margin-top="0cm" fo:margin-bottom="0.423cm" style:contextual-spacing="false" style:line-height-at-least="0.265cm" fo:text-indent="0cm" style:auto-text-indent="false" text:number-lines="true" text:line-number="0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style:line-height-at-least="0.265cm" fo:text-indent="0cm" style:auto-text-indent="false" text:number-lines="true" text:line-number="0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style:line-height-at-least="0.265cm" fo:text-indent="0cm" style:auto-text-indent="false" text:number-lines="true" text:line-number="0"/>
    </style:style>
    <style:style style:name="P13" style:family="paragraph" style:parent-style-name="Text_20_body" style:list-style-name="L4">
      <style:paragraph-properties fo:margin-left="0cm" fo:margin-right="0cm" fo:margin-top="0cm" fo:margin-bottom="0.423cm" style:contextual-spacing="false" style:line-height-at-least="0.265cm" fo:text-indent="0cm" style:auto-text-indent="false" text:number-lines="true" text:line-number="0"/>
    </style:style>
    <style:style style:name="P14" style:family="paragraph" style:parent-style-name="Text_20_body" style:list-style-name="L5">
      <style:paragraph-properties fo:margin-left="0cm" fo:margin-right="0cm" fo:margin-top="0cm" fo:margin-bottom="0.423cm" style:contextual-spacing="false" style:line-height-at-least="0.265cm" fo:text-indent="0cm" style:auto-text-indent="false" text:number-lines="true" text:line-number="0"/>
    </style:style>
    <style:style style:name="P15" style:family="paragraph" style:parent-style-name="Text_20_body">
      <style:paragraph-properties fo:margin-top="0cm" fo:margin-bottom="0.423cm" style:contextual-spacing="false" style:line-height-at-least="0.265cm" text:number-lines="true" text:line-number="0"/>
      <style:text-properties style:font-name="Arial" style:font-size-asian="12pt"/>
    </style:style>
    <style:style style:name="T1" style:family="text">
      <style:text-properties style:font-name="Arial"/>
    </style:style>
    <style:style style:name="T2" style:family="text">
      <style:text-properties style:font-name="Arial" fo:font-size="20pt" fo:font-weight="bold" style:font-weight-asian="bold" style:font-style-complex="italic" style:font-weight-complex="bold"/>
    </style:style>
    <style:style style:name="T3" style:family="text">
      <style:text-properties style:font-name="Arial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D1" loext:num-list-format="%1%" text:bullet-char="•">
        <style:list-level-properties text:space-before="1.251cm"/>
        <style:text-properties style:font-name="OpenSymbol"/>
      </text:list-level-style-bullet>
      <text:list-level-style-bullet text:level="2" text:style-name="D1" loext:num-list-format="%2%" text:bullet-char="•">
        <style:list-level-properties text:space-before="2.002cm" text:min-label-width="0.499cm"/>
        <style:text-properties style:font-name="OpenSymbol"/>
      </text:list-level-style-bullet>
      <text:list-level-style-bullet text:level="3" text:style-name="D1" loext:num-list-format="%3%" text:bullet-char="•">
        <style:list-level-properties text:space-before="3.253cm" text:min-label-width="0.499cm"/>
        <style:text-properties style:font-name="OpenSymbol"/>
      </text:list-level-style-bullet>
      <text:list-level-style-bullet text:level="4" text:style-name="D1" loext:num-list-format="%4%" text:bullet-char="•">
        <style:list-level-properties text:space-before="4.503cm" text:min-label-width="0.499cm"/>
        <style:text-properties style:font-name="OpenSymbol"/>
      </text:list-level-style-bullet>
      <text:list-level-style-bullet text:level="5" text:style-name="D1" loext:num-list-format="%5%" text:bullet-char="•">
        <style:list-level-properties text:space-before="5.756cm" text:min-label-width="0.499cm"/>
        <style:text-properties style:font-name="OpenSymbol"/>
      </text:list-level-style-bullet>
      <text:list-level-style-bullet text:level="6" text:style-name="D1" loext:num-list-format="%6%" text:bullet-char="•">
        <style:list-level-properties text:space-before="7.006cm" text:min-label-width="0.499cm"/>
        <style:text-properties style:font-name="OpenSymbol"/>
      </text:list-level-style-bullet>
      <text:list-level-style-bullet text:level="7" text:style-name="D1" loext:num-list-format="%7%" text:bullet-char="•">
        <style:list-level-properties text:space-before="8.257cm" text:min-label-width="0.499cm"/>
        <style:text-properties style:font-name="OpenSymbol"/>
      </text:list-level-style-bullet>
      <text:list-level-style-bullet text:level="8" text:style-name="D1" loext:num-list-format="%8%" text:bullet-char="•">
        <style:list-level-properties text:space-before="9.508cm" text:min-label-width="0.499cm"/>
        <style:text-properties style:font-name="OpenSymbol"/>
      </text:list-level-style-bullet>
      <text:list-level-style-bullet text:level="9" text:style-name="D1" loext:num-list-format="%9%" text:bullet-char="•">
        <style:list-level-properties text:space-before="22.767cm" text:min-label-width="0.499cm"/>
        <style:text-properties style:font-name="OpenSymbol"/>
      </text:list-level-style-bullet>
      <text:list-level-style-number text:level="10" loext:num-list-format="%10%" style:num-format="">
        <style:list-level-properties/>
      </text:list-level-style-number>
    </text:list-style>
    <text:list-style style:name="L2">
      <text:list-level-style-bullet text:level="1" text:style-name="D1" loext:num-list-format="%1%" text:bullet-char="•">
        <style:list-level-properties text:space-before="1.251cm"/>
        <style:text-properties style:font-name="OpenSymbol"/>
      </text:list-level-style-bullet>
      <text:list-level-style-bullet text:level="2" text:style-name="D1" loext:num-list-format="%2%" text:bullet-char="•">
        <style:list-level-properties text:space-before="2.501cm"/>
        <style:text-properties style:font-name="OpenSymbol"/>
      </text:list-level-style-bullet>
      <text:list-level-style-bullet text:level="3" text:style-name="D1" loext:num-list-format="%3%" text:bullet-char="•">
        <style:list-level-properties text:space-before="3.253cm" text:min-label-width="0.499cm"/>
        <style:text-properties style:font-name="OpenSymbol"/>
      </text:list-level-style-bullet>
      <text:list-level-style-bullet text:level="4" text:style-name="D1" loext:num-list-format="%4%" text:bullet-char="•">
        <style:list-level-properties text:space-before="4.503cm" text:min-label-width="0.499cm"/>
        <style:text-properties style:font-name="OpenSymbol"/>
      </text:list-level-style-bullet>
      <text:list-level-style-bullet text:level="5" text:style-name="D1" loext:num-list-format="%5%" text:bullet-char="•">
        <style:list-level-properties text:space-before="5.756cm" text:min-label-width="0.499cm"/>
        <style:text-properties style:font-name="OpenSymbol"/>
      </text:list-level-style-bullet>
      <text:list-level-style-bullet text:level="6" text:style-name="D1" loext:num-list-format="%6%" text:bullet-char="•">
        <style:list-level-properties text:space-before="7.006cm" text:min-label-width="0.499cm"/>
        <style:text-properties style:font-name="OpenSymbol"/>
      </text:list-level-style-bullet>
      <text:list-level-style-bullet text:level="7" text:style-name="D1" loext:num-list-format="%7%" text:bullet-char="•">
        <style:list-level-properties text:space-before="8.257cm" text:min-label-width="0.499cm"/>
        <style:text-properties style:font-name="OpenSymbol"/>
      </text:list-level-style-bullet>
      <text:list-level-style-bullet text:level="8" text:style-name="D1" loext:num-list-format="%8%" text:bullet-char="•">
        <style:list-level-properties text:space-before="9.508cm" text:min-label-width="0.499cm"/>
        <style:text-properties style:font-name="OpenSymbol"/>
      </text:list-level-style-bullet>
      <text:list-level-style-bullet text:level="9" text:style-name="D1" loext:num-list-format="%9%" text:bullet-char="•">
        <style:list-level-properties text:space-before="22.767cm" text:min-label-width="0.499cm"/>
        <style:text-properties style:font-name="OpenSymbol"/>
      </text:list-level-style-bullet>
      <text:list-level-style-number text:level="10" loext:num-list-format="%10%" style:num-format="">
        <style:list-level-properties/>
      </text:list-level-style-number>
    </text:list-style>
    <text:list-style style:name="L3">
      <text:list-level-style-bullet text:level="1" text:style-name="D1" loext:num-list-format="%1%" text:bullet-char="•">
        <style:list-level-properties text:space-before="1.251cm"/>
        <style:text-properties style:font-name="OpenSymbol"/>
      </text:list-level-style-bullet>
      <text:list-level-style-bullet text:level="2" text:style-name="D1" loext:num-list-format="%2%" text:bullet-char="•">
        <style:list-level-properties text:space-before="2.002cm" text:min-label-width="0.499cm"/>
        <style:text-properties style:font-name="OpenSymbol"/>
      </text:list-level-style-bullet>
      <text:list-level-style-bullet text:level="3" text:style-name="D1" loext:num-list-format="%3%" text:bullet-char="•">
        <style:list-level-properties text:space-before="3.253cm" text:min-label-width="0.499cm"/>
        <style:text-properties style:font-name="OpenSymbol"/>
      </text:list-level-style-bullet>
      <text:list-level-style-bullet text:level="4" text:style-name="D1" loext:num-list-format="%4%" text:bullet-char="•">
        <style:list-level-properties text:space-before="4.503cm" text:min-label-width="0.499cm"/>
        <style:text-properties style:font-name="OpenSymbol"/>
      </text:list-level-style-bullet>
      <text:list-level-style-bullet text:level="5" text:style-name="D1" loext:num-list-format="%5%" text:bullet-char="•">
        <style:list-level-properties text:space-before="5.756cm" text:min-label-width="0.499cm"/>
        <style:text-properties style:font-name="OpenSymbol"/>
      </text:list-level-style-bullet>
      <text:list-level-style-bullet text:level="6" text:style-name="D1" loext:num-list-format="%6%" text:bullet-char="•">
        <style:list-level-properties text:space-before="7.006cm" text:min-label-width="0.499cm"/>
        <style:text-properties style:font-name="OpenSymbol"/>
      </text:list-level-style-bullet>
      <text:list-level-style-bullet text:level="7" text:style-name="D1" loext:num-list-format="%7%" text:bullet-char="•">
        <style:list-level-properties text:space-before="8.257cm" text:min-label-width="0.499cm"/>
        <style:text-properties style:font-name="OpenSymbol"/>
      </text:list-level-style-bullet>
      <text:list-level-style-bullet text:level="8" text:style-name="D1" loext:num-list-format="%8%" text:bullet-char="•">
        <style:list-level-properties text:space-before="9.508cm" text:min-label-width="0.499cm"/>
        <style:text-properties style:font-name="OpenSymbol"/>
      </text:list-level-style-bullet>
      <text:list-level-style-bullet text:level="9" text:style-name="D1" loext:num-list-format="%9%" text:bullet-char="•">
        <style:list-level-properties text:space-before="22.767cm" text:min-label-width="0.499cm"/>
        <style:text-properties style:font-name="OpenSymbol"/>
      </text:list-level-style-bullet>
      <text:list-level-style-number text:level="10" loext:num-list-format="%10%" style:num-format="">
        <style:list-level-properties/>
      </text:list-level-style-number>
    </text:list-style>
    <text:list-style style:name="L4">
      <text:list-level-style-bullet text:level="1" text:style-name="D1" loext:num-list-format="%1%" text:bullet-char="•">
        <style:list-level-properties text:space-before="1.251cm"/>
        <style:text-properties style:font-name="OpenSymbol"/>
      </text:list-level-style-bullet>
      <text:list-level-style-bullet text:level="2" text:style-name="D1" loext:num-list-format="%2%" text:bullet-char="•">
        <style:list-level-properties text:space-before="2.002cm" text:min-label-width="0.499cm"/>
        <style:text-properties style:font-name="OpenSymbol"/>
      </text:list-level-style-bullet>
      <text:list-level-style-bullet text:level="3" text:style-name="D1" loext:num-list-format="%3%" text:bullet-char="•">
        <style:list-level-properties text:space-before="3.253cm" text:min-label-width="0.499cm"/>
        <style:text-properties style:font-name="OpenSymbol"/>
      </text:list-level-style-bullet>
      <text:list-level-style-bullet text:level="4" text:style-name="D1" loext:num-list-format="%4%" text:bullet-char="•">
        <style:list-level-properties text:space-before="4.503cm" text:min-label-width="0.499cm"/>
        <style:text-properties style:font-name="OpenSymbol"/>
      </text:list-level-style-bullet>
      <text:list-level-style-bullet text:level="5" text:style-name="D1" loext:num-list-format="%5%" text:bullet-char="•">
        <style:list-level-properties text:space-before="5.756cm" text:min-label-width="0.499cm"/>
        <style:text-properties style:font-name="OpenSymbol"/>
      </text:list-level-style-bullet>
      <text:list-level-style-bullet text:level="6" text:style-name="D1" loext:num-list-format="%6%" text:bullet-char="•">
        <style:list-level-properties text:space-before="7.006cm" text:min-label-width="0.499cm"/>
        <style:text-properties style:font-name="OpenSymbol"/>
      </text:list-level-style-bullet>
      <text:list-level-style-bullet text:level="7" text:style-name="D1" loext:num-list-format="%7%" text:bullet-char="•">
        <style:list-level-properties text:space-before="8.257cm" text:min-label-width="0.499cm"/>
        <style:text-properties style:font-name="OpenSymbol"/>
      </text:list-level-style-bullet>
      <text:list-level-style-bullet text:level="8" text:style-name="D1" loext:num-list-format="%8%" text:bullet-char="•">
        <style:list-level-properties text:space-before="9.508cm" text:min-label-width="0.499cm"/>
        <style:text-properties style:font-name="OpenSymbol"/>
      </text:list-level-style-bullet>
      <text:list-level-style-bullet text:level="9" text:style-name="D1" loext:num-list-format="%9%" text:bullet-char="•">
        <style:list-level-properties text:space-before="22.767cm" text:min-label-width="0.499cm"/>
        <style:text-properties style:font-name="OpenSymbol"/>
      </text:list-level-style-bullet>
      <text:list-level-style-number text:level="10" loext:num-list-format="%10%" style:num-format="">
        <style:list-level-properties/>
      </text:list-level-style-number>
    </text:list-style>
    <text:list-style style:name="L5">
      <text:list-level-style-bullet text:level="1" text:style-name="D1" loext:num-list-format="%1%" text:bullet-char="•">
        <style:list-level-properties text:space-before="1.251cm"/>
        <style:text-properties style:font-name="OpenSymbol"/>
      </text:list-level-style-bullet>
      <text:list-level-style-bullet text:level="2" text:style-name="D1" loext:num-list-format="%2%" text:bullet-char="•">
        <style:list-level-properties text:space-before="2.002cm" text:min-label-width="0.499cm"/>
        <style:text-properties style:font-name="OpenSymbol"/>
      </text:list-level-style-bullet>
      <text:list-level-style-bullet text:level="3" text:style-name="D1" loext:num-list-format="%3%" text:bullet-char="•">
        <style:list-level-properties text:space-before="3.253cm" text:min-label-width="0.499cm"/>
        <style:text-properties style:font-name="OpenSymbol"/>
      </text:list-level-style-bullet>
      <text:list-level-style-bullet text:level="4" text:style-name="D1" loext:num-list-format="%4%" text:bullet-char="•">
        <style:list-level-properties text:space-before="4.503cm" text:min-label-width="0.499cm"/>
        <style:text-properties style:font-name="OpenSymbol"/>
      </text:list-level-style-bullet>
      <text:list-level-style-bullet text:level="5" text:style-name="D1" loext:num-list-format="%5%" text:bullet-char="•">
        <style:list-level-properties text:space-before="5.756cm" text:min-label-width="0.499cm"/>
        <style:text-properties style:font-name="OpenSymbol"/>
      </text:list-level-style-bullet>
      <text:list-level-style-bullet text:level="6" text:style-name="D1" loext:num-list-format="%6%" text:bullet-char="•">
        <style:list-level-properties text:space-before="7.006cm" text:min-label-width="0.499cm"/>
        <style:text-properties style:font-name="OpenSymbol"/>
      </text:list-level-style-bullet>
      <text:list-level-style-bullet text:level="7" text:style-name="D1" loext:num-list-format="%7%" text:bullet-char="•">
        <style:list-level-properties text:space-before="8.257cm" text:min-label-width="0.499cm"/>
        <style:text-properties style:font-name="OpenSymbol"/>
      </text:list-level-style-bullet>
      <text:list-level-style-bullet text:level="8" text:style-name="D1" loext:num-list-format="%8%" text:bullet-char="•">
        <style:list-level-properties text:space-before="9.508cm" text:min-label-width="0.499cm"/>
        <style:text-properties style:font-name="OpenSymbol"/>
      </text:list-level-style-bullet>
      <text:list-level-style-bullet text:level="9" text:style-name="D1" loext:num-list-format="%9%" text:bullet-char="•">
        <style:list-level-properties text:space-before="22.767cm" text:min-label-width="0.499cm"/>
        <style:text-properties style:font-name="OpenSymbol"/>
      </text:list-level-style-bullet>
      <text:list-level-style-number text:level="10" loext:num-list-format="%10%" style:num-format="">
        <style:list-level-properties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Изображение"/>
      </text:sequence-decls>
      <text:section text:style-name="Sect1" text:name="Section2">
        <text:h text:style-name="P5" text:outline-level="1">Fork</text:h>
        <text:p text:style-name="P1"/>
        <text:h text:style-name="P8" text:outline-level="3">General Navigation</text:h>
        <text:p text:style-name="P2"/>
        <text:list text:style-name="L1">
          <text:list-item>
            <text:p text:style-name="P9"><text:s/><text:span text:style-name="T1">Ctrl - 1 </text:span><text:s/><text:span text:style-name="T1">- </text:span><text:s/><text:span text:style-name="T1">Show Changes view </text:span><text:s/><text:span text:style-name="T1">(second press will focus commit field)</text:span></text:p>
          </text:list-item>
          <text:list-item>
            <text:p text:style-name="P9"><text:s/><text:span text:style-name="T1">Ctrl - 2 </text:span><text:s/><text:span text:style-name="T1">- </text:span><text:s/><text:span text:style-name="T1">Show All Commits view (second press will jump to HEAD)</text:span></text:p>
          </text:list-item>
          <text:list-item>
            <text:p text:style-name="P9"><text:s/><text:span text:style-name="T1">Ctrl - 0 </text:span><text:s/><text:span text:style-name="T1">- </text:span><text:s/><text:span text:style-name="T1">Reveal HEAD</text:span></text:p>
          </text:list-item>
          <text:list-item>
            <text:p text:style-name="P9"><text:s/><text:span text:style-name="T1">Ctrl - P </text:span><text:s/><text:span text:style-name="T1">- </text:span><text:s/><text:span text:style-name="T1">Show Quick Launch window</text:span></text:p>
          </text:list-item>
          <text:list-item>
            <text:p text:style-name="P9"><text:s/><text:span text:style-name="T1">Ctrl - Tab </text:span><text:s/><text:span text:style-name="T1">- </text:span><text:s/><text:span text:style-name="T1">Select next tab</text:span></text:p>
          </text:list-item>
          <text:list-item>
            <text:p text:style-name="P9"><text:s/><text:span text:style-name="T1">Ctrl - Shift - Tab </text:span><text:s/><text:span text:style-name="T1">- </text:span><text:s/><text:span text:style-name="T1">Select previous tab</text:span></text:p>
          </text:list-item>
          <text:list-item>
            <text:p text:style-name="P9"><text:s/><text:span text:style-name="T1">Ctrl - T </text:span><text:s/><text:span text:style-name="T1">- </text:span><text:s/><text:span text:style-name="T1">Open new tab</text:span></text:p>
          </text:list-item>
          <text:list-item>
            <text:p text:style-name="P9"><text:s/><text:span text:style-name="T1">Ctrl - W </text:span><text:s/><text:span text:style-name="T1">- </text:span><text:s/><text:span text:style-name="T1">Close current tab</text:span></text:p>
          </text:list-item>
          <text:list-item>
            <text:p text:style-name="P9"><text:s/><text:span text:style-name="T1">Ctrl - =/ </text:span><text:s/><text:span text:style-name="T1">Ctrl </text:span><text:s/><text:span text:style-name="T1">- </text:span><text:s/><text:span text:style-name="T1">Zoom in/ Zoom out</text:span></text:p>
          </text:list-item>
          <text:list-item>
            <text:p text:style-name="P9"><text:s/><text:span text:style-name="T1">Ctrl - </text:span><text:span text:style-name="T2">,</text:span><text:span text:style-name="T3"> </text:span><text:s text:c="2"/><text:span text:style-name="T3">- </text:span><text:s/><text:span text:style-name="T3">Open Fork preferences</text:span></text:p>
          </text:list-item>
        </text:list>
        <text:p text:style-name="P3"/>
        <text:h text:style-name="P8" text:outline-level="3">All Commits View</text:h>
        <text:p text:style-name="P2"/>
        <text:list xml:id="list1835722120" text:style-name="L2">
          <text:list-item>
            <text:p text:style-name="P10"><text:s/><text:span text:style-name="T1">Ctrl - 0 </text:span><text:s/><text:span text:style-name="T1">- </text:span><text:s/><text:span text:style-name="T1">Jump to HEAD</text:span></text:p>
          </text:list-item>
          <text:list-item>
            <text:p text:style-name="P10"><text:s/><text:span text:style-name="T1">Ctrl - F </text:span><text:s/><text:span text:style-name="T1">- </text:span><text:s/><text:span text:style-name="T1">Commit search</text:span></text:p>
            <text:list>
              <text:list-item>
                <text:p text:style-name="P11"><text:span text:style-name="T1">Enter или </text:span><text:s/><text:span text:style-name="T1">F3 </text:span><text:s/><text:span text:style-name="T1">- </text:span><text:s/><text:span text:style-name="T1">Jump to next search result</text:span></text:p>
              </text:list-item>
              <text:list-item>
                <text:p text:style-name="P11"><text:span text:style-name="T1">Shift - Enter, </text:span><text:s/><text:span text:style-name="T1">Shift - F3 </text:span><text:s/><text:span text:style-name="T1">- </text:span><text:s/><text:span text:style-name="T1">Jump to previous search result</text:span></text:p>
              </text:list-item>
            </text:list>
          </text:list-item>
        </text:list>
        <text:p text:style-name="P4"/>
        <text:list xml:id="list142417274509828" text:continue-numbering="true" text:style-name="L2">
          <text:list-item>
            <text:p text:style-name="P10"><text:s/><text:span text:style-name="T1">Ctrl - C </text:span><text:s/><text:span text:style-name="T1">- </text:span><text:s/><text:span text:style-name="T1">Copy commit info</text:span></text:p>
          </text:list-item>
          <text:list-item>
            <text:p text:style-name="P10"><text:s/><text:span text:style-name="T1">Delete </text:span><text:s/><text:span text:style-name="T1">- </text:span><text:s/><text:span text:style-name="T1">Remove branch/stash</text:span></text:p>
          </text:list-item>
          <text:list-item>
            <text:p text:style-name="P10"><text:s/><text:span text:style-name="T1">Ctrl - Shift - A </text:span><text:s/><text:span text:style-name="T1">- </text:span><text:s/><text:span text:style-name="T1">Filter by active branch</text:span></text:p>
          </text:list-item>
        </text:list>
        <text:p text:style-name="P3"/>
        <text:h text:style-name="P8" text:outline-level="3">Repository Manager</text:h>
        <text:p text:style-name="P2"/>
        <text:list text:style-name="L3">
          <text:list-item>
            <text:p text:style-name="P12"><text:s/><text:span text:style-name="T1">F2 </text:span><text:s/><text:span text:style-name="T1">- </text:span><text:s/><text:span text:style-name="T1">Rename Repository</text:span></text:p>
          </text:list-item>
          <text:list-item>
            <text:p text:style-name="P12"><text:s/><text:span text:style-name="T1">Delete </text:span><text:s/><text:span text:style-name="T1">- </text:span><text:s/><text:span text:style-name="T1">Remove Repository</text:span></text:p>
          </text:list-item>
          <text:list-item>
            <text:p text:style-name="P12"><text:s/><text:span text:style-name="T1">Enter </text:span><text:s/><text:span text:style-name="T1">- </text:span><text:s/><text:span text:style-name="T1">Open Repository</text:span></text:p>
          </text:list-item>
        </text:list>
        <text:p text:style-name="P15"/>
        <text:h text:style-name="P6" text:outline-level="1">Fork</text:h>
        <text:p text:style-name="P1"/>
        <text:h text:style-name="P8" text:outline-level="3">Changes View</text:h>
        <text:p text:style-name="P2"/>
        <text:list text:style-name="L4">
          <text:list-item>
            <text:p text:style-name="P13"><text:s/><text:span text:style-name="T1">Ctrl - Enter </text:span><text:s/><text:span text:style-name="T1">- </text:span><text:s/><text:span text:style-name="T1">Commit</text:span></text:p>
          </text:list-item>
          <text:list-item>
            <text:p text:style-name="P13"><text:s/><text:span text:style-name="T1">Ctrl - Shift - Enter </text:span><text:s/><text:span text:style-name="T1">- </text:span><text:s/><text:span text:style-name="T1">Commit and push</text:span></text:p>
          </text:list-item>
          <text:list-item>
            <text:p text:style-name="P13"><text:s/><text:span text:style-name="T1">Ctrl - 1 </text:span><text:s/><text:span text:style-name="T1">- </text:span><text:s/><text:span text:style-name="T1">Focus commit message field</text:span></text:p>
          </text:list-item>
          <text:list-item>
            <text:p text:style-name="P13"><text:s/><text:span text:style-name="T1">Ctrl - F </text:span><text:s/><text:span text:style-name="T1">- </text:span><text:s/><text:span text:style-name="T1">Filter</text:span></text:p>
          </text:list-item>
          <text:list-item>
            <text:p text:style-name="P13"><text:s/><text:span text:style-name="T1">Enter, </text:span><text:s text:c="3"/><text:span text:style-name="T1">Ctrl - Shift - S </text:span><text:s/><text:span text:style-name="T1">- </text:span><text:s/><text:span text:style-name="T1">Stage/unstage selected file (or lines)</text:span></text:p>
          </text:list-item>
          <text:list-item>
            <text:p text:style-name="P13"><text:s/><text:span text:style-name="T1">Ctrl - Alt - Shift - S </text:span><text:s/><text:span text:style-name="T1">- </text:span><text:s/><text:span text:style-name="T1">Stage/unstage all files</text:span></text:p>
          </text:list-item>
          <text:list-item>
            <text:p text:style-name="P13"><text:s/><text:span text:style-name="T1">Backspace, </text:span><text:s text:c="3"/><text:span text:style-name="T1">Ctrl - Shift - D </text:span><text:s/><text:span text:style-name="T1">- </text:span><text:s/><text:span text:style-name="T1">Discard selected file (or lines)</text:span></text:p>
          </text:list-item>
          <text:list-item>
            <text:p text:style-name="P13"><text:s/><text:span text:style-name="T1">Ctrl - O </text:span><text:s/><text:span text:style-name="T1">- </text:span><text:s/><text:span text:style-name="T1">Open selected file</text:span></text:p>
          </text:list-item>
          <text:list-item>
            <text:p text:style-name="P13"><text:s/><text:span text:style-name="T1">Ctrl - D </text:span><text:s/><text:span text:style-name="T1">- </text:span><text:s/><text:span text:style-name="T1">Open selected file in external diff tool</text:span></text:p>
          </text:list-item>
          <text:list-item>
            <text:p text:style-name="P13"><text:s/><text:span text:style-name="T1">Ctrl - C </text:span><text:s/><text:span text:style-name="T1">- </text:span><text:s/><text:span text:style-name="T1">Copy selected file full path</text:span></text:p>
          </text:list-item>
        </text:list>
        <text:h text:style-name="P7" text:outline-level="3"/>
        <text:h text:style-name="P8" text:outline-level="3">Repository</text:h>
        <text:list text:style-name="L5">
          <text:list-item>
            <text:p text:style-name="P14"><text:s/><text:span text:style-name="T1">F5 </text:span><text:s/><text:span text:style-name="T1">- </text:span><text:s/><text:span text:style-name="T1">Refresh</text:span></text:p>
          </text:list-item>
          <text:list-item>
            <text:p text:style-name="P14"><text:s/><text:span text:style-name="T1">Ctrl - ShiftN </text:span><text:s/><text:span text:style-name="T1">- </text:span><text:s/><text:span text:style-name="T1">Init new repository</text:span></text:p>
          </text:list-item>
          <text:list-item>
            <text:p text:style-name="P14"><text:s/><text:span text:style-name="T1">Ctrl - N </text:span><text:s/><text:span text:style-name="T1">- </text:span><text:s/><text:span text:style-name="T1">Clone new repository</text:span></text:p>
          </text:list-item>
          <text:list-item>
            <text:p text:style-name="P14"><text:s/><text:span text:style-name="T1">Ctrl - O </text:span><text:s/><text:span text:style-name="T1">- </text:span><text:s/><text:span text:style-name="T1">Open repository</text:span></text:p>
          </text:list-item>
          <text:list-item>
            <text:p text:style-name="P14"><text:s/><text:span text:style-name="T1">Ctrl - Shift - F </text:span><text:s/><text:span text:style-name="T1">- </text:span><text:s/><text:span text:style-name="T1">Fetch</text:span></text:p>
          </text:list-item>
          <text:list-item>
            <text:p text:style-name="P14"><text:s/><text:span text:style-name="T1">Ctrl - Alt - Shift - F </text:span><text:s/><text:span text:style-name="T1">( </text:span><text:s/><text:span text:style-name="T1">Ctrl - </text:span><text:s text:c="2"/><text:span text:style-name="T1">+ click on button) </text:span><text:s/><text:span text:style-name="T1">- </text:span><text:s/><text:span text:style-name="T1">Quick Fetch</text:span></text:p>
          </text:list-item>
          <text:list-item>
            <text:p text:style-name="P14"><text:s/><text:span text:style-name="T1">Ctrl - ShiftL </text:span><text:s/><text:span text:style-name="T1">- Pull</text:span></text:p>
          </text:list-item>
          <text:list-item>
            <text:p text:style-name="P14"><text:s/><text:span text:style-name="T1">Ctrl - Alt - Shift - L </text:span><text:s/><text:span text:style-name="T1">( </text:span><text:s/><text:span text:style-name="T1">Ctrl - </text:span><text:s text:c="2"/><text:span text:style-name="T1">+ click on button) </text:span><text:s/><text:span text:style-name="T1">- </text:span><text:s/><text:span text:style-name="T1">Quick Pull</text:span></text:p>
          </text:list-item>
          <text:list-item>
            <text:p text:style-name="P14"><text:s/><text:span text:style-name="T1">Ctrl - Shift - P </text:span><text:s/><text:span text:style-name="T1">- </text:span><text:s/><text:span text:style-name="T1">Push</text:span></text:p>
          </text:list-item>
          <text:list-item>
            <text:p text:style-name="P14"><text:s/><text:span text:style-name="T1">Ctrl - Alt - Shift - P </text:span><text:s/><text:span text:style-name="T1">( </text:span><text:s/><text:span text:style-name="T1">Ctrl - </text:span><text:s text:c="2"/><text:span text:style-name="T1">+ click on button) </text:span><text:s/><text:span text:style-name="T1">- </text:span><text:s/><text:span text:style-name="T1">Quick Push</text:span></text:p>
          </text:list-item>
          <text:list-item>
            <text:p text:style-name="P14"><text:s/><text:span text:style-name="T1">Ctrl - Shift - B </text:span><text:s/><text:span text:style-name="T1">- </text:span><text:s/><text:span text:style-name="T1">New branch</text:span></text:p>
          </text:list-item>
          <text:list-item>
            <text:p text:style-name="P14"><text:s/><text:span text:style-name="T1">Ctrl - Shift - T </text:span><text:s/><text:span text:style-name="T1">- </text:span><text:s/><text:span text:style-name="T1">New tag</text:span></text:p>
          </text:list-item>
          <text:list-item>
            <text:p text:style-name="P14"><text:s/><text:span text:style-name="T1">Ctrl - Shift - H </text:span><text:s/><text:span text:style-name="T1">- </text:span><text:s/><text:span text:style-name="T1">Create stash</text:span></text:p>
          </text:list-item>
          <text:list-item>
            <text:p text:style-name="P14"><text:s/><text:span text:style-name="T1">Ctrl - Alt - O </text:span><text:s/><text:span text:style-name="T1">- </text:span><text:s/><text:span text:style-name="T1">Open in File Explorer</text:span></text:p>
          </text:list-item>
          <text:list-item>
            <text:p text:style-name="P14"><text:s/><text:span text:style-name="T1">Ctrl - Alt - T </text:span><text:s/><text:span text:style-name="T1">- </text:span><text:s/><text:span text:style-name="T1">Open in Terminal</text:span></text:p>
          </text:list-item>
        </text:list>
      </text:section>
    </office:text>
  </office:body>
</office:document-content>
</file>

<file path=styles.xml><?xml version="1.0" encoding="utf-8"?>
<office:document-styles xmlns:textmaker="tm"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Liberation Mono" svg:font-family="'Liberation Mono'" style:font-family-generic="modern"/>
    <style:font-face style:name="Liberation Sans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/>
    <style:font-face style:name="NSimSun" svg:font-family="NSimSun"/>
    <style:font-face style:name="OpenSymbol" svg:font-family="OpenSymbol"/>
    <style:font-face style:name="SimSun" svg:font-family="SimSu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parent-style-name="Обычный" style:class="text">
      <style:paragraph-properties fo:orphans="2" fo:widows="2" fo:hyphenation-ladder-count="no-limit" text:number-lines="tru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" style:family="paragraph">
      <loext:graphic-properties draw:fill="none" draw:fill-color="#729fcf"/>
      <style:paragraph-properties textmaker:pgf-auto-space-before="false" textmaker:pgf-auto-space-after="false"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reak-before="auto" fo:break-after="auto" fo:background-color="transparent" fo:padding="0.106cm" fo:border="none" text:number-lines="false" text:line-number="0" style:writing-mode="lr-tb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family="'Liberation Serif'" style:font-family-generic="roman" fo:font-size="12pt" fo:letter-spacing="normal" fo:language="ru" fo:country="RU" fo:font-style="normal" style:text-underline-style="none" fo:font-weight="normal" style:letter-kerning="true" fo:background-color="transparent" style:font-name-asian="NSimSun" style:font-family-asian="NSimSun" style:font-size-asian="10.5pt" style:language-asian="zh" style:country-asian="CN" style:font-style-asian="normal" style:font-weight-asian="normal" style:font-name-complex="Arial" style:font-family-complex="Arial" style:font-size-complex="12pt" style:language-complex="hi" style:country-complex="IN" style:font-style-complex="normal" style:font-weight-complex="normal" style:text-scale="100%" text:display="tru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text:number-lines="true" text:line-number="0"/>
      <style:text-properties style:font-name="Liberation Sans" fo:font-family="'Liberation Sans'" style:font-family-generic="swiss" fo:font-size="14pt" style:font-name-asian="Microsoft YaHei" style:font-family-asian="'Microsoft YaHei'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text:number-lines="true" text:line-number="0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106cm" style:contextual-spacing="false" fo:keep-together="always" fo:orphans="0" fo:widows="0" fo:hyphenation-ladder-count="no-limit" fo:keep-with-next="always" text:number-lines="true" text:line-number="0"/>
      <style:text-properties style:font-name="Arial" fo:font-family="Arial" fo:font-size="18pt" fo:language="ru" fo:country="RU" fo:font-weight="bold" style:font-name-asian="SimSun" style:font-family-asian="SimSun" style:font-size-asian="18pt" style:language-asian="none" style:country-asian="none" style:font-weight-asian="bold" style:font-name-complex="Arial" style:font-family-complex="Arial" style:font-size-complex="18pt" style:language-complex="none" style:country-complex="none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cm" style:contextual-spacing="false" fo:text-indent="0cm" style:auto-text-indent="false" text:number-lines="tru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cm" style:contextual-spacing="false" fo:text-indent="0cm" style:auto-text-indent="false" text:number-lines="tru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paragraph-properties text:number-lines="true" text:line-number="0"/>
      <style:text-properties style:font-size-asian="12pt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true" text:line-number="0"/>
      <style:text-properties fo:font-style="italic" style:font-size-asian="12pt" style:font-style-asian="italic" style:font-style-complex="italic"/>
    </style:style>
    <style:style style:name="Index" style:family="paragraph" style:parent-style-name="Standard" style:class="index">
      <style:paragraph-properties text:number-lines="true" text:line-number="0"/>
      <style:text-properties fo:language="none" fo:country="none" style:font-size-asian="12pt" style:language-asian="none" style:country-asian="none" style:language-complex="none" style:country-complex="non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style:contextual-spacing="false" fo:text-indent="0cm" style:auto-text-indent="false" text:number-lines="true" text:line-number="0"/>
      <style:text-properties style:font-name="Liberation Serif" fo:font-family="'Liberation Serif'" style:font-family-generic="roman" fo:font-size="10pt" fo:font-weight="bold" style:font-name-asian="NSimSun" style:font-family-asian="NSimSun" style:font-size-asian="10pt" style:font-weight-asian="bold" style:font-size-complex="10pt" style:font-weight-complex="bold"/>
    </style:style>
    <style:style style:name="Обычный" style:family="text">
      <style:text-properties style:use-window-font-color="true" loext:opacity="0%" style:font-name="Liberation Serif" fo:font-family="'Liberation Serif'" style:font-family-generic="roman" fo:font-size="12pt" fo:language="ru" fo:country="RU" style:letter-kerning="true" style:font-name-asian="NSimSun" style:font-family-asian="NSimSun" style:font-size-asian="10.5pt" style:language-asian="zh" style:country-asian="CN" style:font-name-complex="Arial" style:font-family-complex="Arial" style:font-size-complex="12pt" style:language-complex="hi" style:country-complex="IN"/>
    </style:style>
    <style:style style:name="Bullet_20_Symbols" style:display-name="Bullet Symbols" style:family="text">
      <style:text-properties style:font-name="OpenSymbol" fo:font-family="OpenSymbol" fo:language="en" fo:country="US" style:font-name-asian="OpenSymbol" style:font-family-asian="OpenSymbol" style:font-name-complex="OpenSymbol" style:font-family-complex="OpenSymbol"/>
    </style:style>
    <style:style style:name="User_20_Entry" style:display-name="User Entry" style:family="text">
      <style:text-properties style:font-name="Liberation Mono" fo:font-family="'Liberation Mono'" style:font-family-generic="modern" style:font-name-complex="Liberation Mono" style:font-family-complex="'Liberation Mono'" style:font-family-generic-complex="modern"/>
    </style:style>
    <style:style style:name="D1" style:family="text">
      <style:text-properties style:font-name="OpenSymbol" fo:font-family="OpenSymbol" fo:language="en" fo:country="US" style:font-name-asian="OpenSymbol" style:font-family-asian="OpenSymbol" style:font-name-complex="OpenSymbol" style:font-family-complex="OpenSymbol"/>
    </style:style>
    <style:style style:name="Frame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4cm" fo:page-height="29.704cm" style:num-format="1" style:print-orientation="portrait" fo:margin-top="1cm" fo:margin-bottom="1cm" fo:margin-left="2cm" fo:margin-right="1.0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10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creation-date>2022-10-09T23:25:01</meta:creation-date>
    <dc:date>2023-05-12T14:24:16.349000000</dc:date>
    <meta:print-date>1970-01-01T03:00:00</meta:print-date>
    <meta:editing-duration>PT17S</meta:editing-duration>
    <meta:editing-cycles>1</meta:editing-cycles>
    <meta:document-statistic meta:table-count="0" meta:image-count="0" meta:object-count="0" meta:page-count="2" meta:paragraph-count="52" meta:word-count="436" meta:character-count="1894" meta:non-whitespace-character-count="1400"/>
  </office:meta>
</office:document-meta>
</file>